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69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51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4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6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text:tab/></text:p>
      <text:p text:style-name="P16"/>
      <text:p text:style-name="P16">emptyroom<text:tab/>defb "::::::::SKY:::::::::",mend</text:p>
      <text:p text:style-name="P16">room0<text:tab/>defb "SPC:OR:FIRE:TO:START",mend<text:tab/>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text:tab/>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 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text:tab/>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16">room83<text:tab/>defb ":::THE:WEST:TOWER:::",mend </text:p>
      <text:p text:style-name="P16">room84<text:tab/>defb "THE:CASTLE:STAIRCASE",mend<text:tab/>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8"><text:tab/>;;;;;;;;;;;;;defw beanhere+room</text:p>
      <text:p text:style-name="P48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39"><text:tab/>if computer=spectrum</text:p>
      <text:p text:style-name="P39"><text:tab/>org beforerelocate</text:p>
      <text:p text:style-name="P39"><text:tab/>endif</text:p>
      <text:p text:style-name="P16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2"><text:s text:c="2"/></text:span></text:p>
      <text:p text:style-name="P39"><text:span text:style-name="T2">; <text:s text:c="4"/></text:span>Created on Mon the 12th of Sep 1988 <text:s/></text:p>
      <text:p text:style-name="P39">; <text:s text:c="7"/>Last update 13:36 on 19/12/89 </text:p>
      <text:p text:style-name="P39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39"><text:tab/>call store_sprite_vars1</text:p>
      <text:p text:style-name="P16"><text:tab/>call plotattris</text:p>
      <text:p text:style-name="P16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6"/>
      <text:p text:style-name="P51"><text:tab/>xor a</text:p>
      <text:p text:style-name="P51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51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1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5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6">afterdomoving</text:p>
      <text:p text:style-name="P3"><text:tab/>call pickupcoins</text:p>
      <text:p text:style-name="P3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6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1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1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1"><text:tab/>push ix</text:p>
      <text:p text:style-name="P16"><text:tab/>ld hl,resetrous</text:p>
      <text:p text:style-name="P16"><text:tab/>call z,jumptoroutine</text:p>
      <text:p text:style-name="P51"><text:tab/>pop ix</text:p>
      <text:p text:style-name="P34">notprintyet</text:p>
      <text:p text:style-name="P61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68">domoving</text:p>
      <text:p text:style-name="P68"><text:tab/>ld b,noofmoving</text:p>
      <text:p text:style-name="P67"><text:tab/>ld ix,movingdata+(noofmoving-1)*16</text:p>
      <text:p text:style-name="P68">domovinglp</text:p>
      <text:p text:style-name="P68"><text:tab/>ld a,b</text:p>
      <text:p text:style-name="P67"><text:tab/>dec a</text:p>
      <text:p text:style-name="P67"><text:tab/>ld (slotno),a</text:p>
      <text:p text:style-name="P69"><text:tab/>push bc</text:p>
      <text:p text:style-name="P67"><text:tab/>ld a,(roomno)</text:p>
      <text:p text:style-name="P67"><text:tab/>cp (ix+0)</text:p>
      <text:p text:style-name="P67"><text:tab/>jr nz,notinthisroom</text:p>
      <text:p text:style-name="P67"><text:tab/>ld a,(ix+1)</text:p>
      <text:p text:style-name="P67"><text:tab/>cp pickupable</text:p>
      <text:p text:style-name="P67"><text:tab/>call nz,delayrou</text:p>
      <text:p text:style-name="P69"><text:tab/>push ix</text:p>
      <text:p text:style-name="P67"><text:tab/>ld hl,movingrous</text:p>
      <text:p text:style-name="P67"><text:tab/>call z,jumptoroutine</text:p>
      <text:p text:style-name="P69"><text:tab/>pop ix</text:p>
      <text:p text:style-name="P68">notinthisroom</text:p>
      <text:p text:style-name="P70"><text:tab/>pop bc</text:p>
      <text:p text:style-name="P67"><text:tab/>ld de,-16</text:p>
      <text:p text:style-name="P67"><text:tab/>add ix,de</text:p>
      <text:p text:style-name="P67"><text:tab/>djnz domovinglp</text:p>
      <text:p text:style-name="P67"><text:tab/>ret</text:p>
      <text:p text:style-name="P3"/>
      <text:p text:style-name="P68">jumptoroutine</text:p>
      <text:p text:style-name="P68"><text:tab/>ld a,(ix+1)</text:p>
      <text:p text:style-name="P67"><text:tab/>cp 20</text:p>
      <text:p text:style-name="P67"><text:tab/>ret nc</text:p>
      <text:p text:style-name="P67"><text:tab/>add a,a</text:p>
      <text:p text:style-name="P67"><text:tab/>ld c,a</text:p>
      <text:p text:style-name="P67"><text:tab/>ld b,0</text:p>
      <text:p text:style-name="P67"><text:tab/>add hl,bc</text:p>
      <text:p text:style-name="P67"><text:tab/>ld e,(hl)</text:p>
      <text:p text:style-name="P67"><text:tab/>inc hl</text:p>
      <text:p text:style-name="P67"><text:tab/>ld d,(hl)</text:p>
      <text:p text:style-name="P67"><text:tab/>ex de,hl</text:p>
      <text:p text:style-name="P67"><text:tab/>jp (hl)</text:p>
      <text:p text:style-name="P3"/>
      <text:p text:style-name="P3"/>
      <text:p text:style-name="P66"><text:tab/>;;;checks if dizzy is in the box</text:p>
      <text:p text:style-name="P66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8">collidewithdizzy3</text:p>
      <text:p text:style-name="P8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8">collidewithdizzy16</text:p>
      <text:p text:style-name="P8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8">joincollide</text:p>
      <text:p text:style-name="P8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1"><text:tab/>if seeproxbox=0</text:p>
      <text:p text:style-name="P3">proximitycollide</text:p>
      <text:p text:style-name="P51"><text:tab/>endif</text:p>
      <text:p text:style-name="P8">joinprox</text:p>
      <text:p text:style-name="P8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8">collision</text:p>
      <text:p text:style-name="P8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8">collidex1</text:p>
      <text:p text:style-name="P8"><text:tab/>dec a</text:p>
      <text:p text:style-name="P3"><text:tab/>add a,e</text:p>
      <text:p text:style-name="P3"><text:tab/>ret nc</text:p>
      <text:p text:style-name="P3"/>
      <text:p text:style-name="P8">collidey</text:p>
      <text:p text:style-name="P8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8">collidey1</text:p>
      <text:p text:style-name="P8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68">delayrou</text:p>
      <text:p text:style-name="P68"><text:tab/>ld a,(ix+delay)</text:p>
      <text:p text:style-name="P67"><text:tab/>and a</text:p>
      <text:p text:style-name="P67"><text:tab/>ret z</text:p>
      <text:p text:style-name="P67"><text:tab/>ld b,a</text:p>
      <text:p text:style-name="P67"><text:tab/>ld a,(ix+delaycounter)</text:p>
      <text:p text:style-name="P67"><text:tab/>inc a</text:p>
      <text:p text:style-name="P67"><text:tab/>ld (ix+delaycounter),a</text:p>
      <text:p text:style-name="P67"><text:tab/>cp b</text:p>
      <text:p text:style-name="P67"><text:tab/>ret c</text:p>
      <text:p text:style-name="P67"><text:tab/>ld (ix+delaycounter),0</text:p>
      <text:p text:style-name="P67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21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39"><text:tab/>call findfrmsize</text:p>
      <text:p text:style-name="P39"><text:tab/>bit 5,(ix+colour)</text:p>
      <text:p text:style-name="P39"><text:tab/>call z,plotattris1</text:p>
      <text:p text:style-name="P41">frmplotpatch</text:p>
      <text:p text:style-name="P41"><text:tab/>ld a,1</text:p>
      <text:p text:style-name="P39"><text:tab/>ld (frmplot),a</text:p>
      <text:p text:style-name="P16"><text:tab/>call frame</text:p>
      <text:p text:style-name="P39"><text:tab/>pop ix</text:p>
      <text:p text:style-name="P39"><text:tab/>push ix</text:p>
      <text:p text:style-name="P39"><text:tab/>bit 5,(ix+colour)</text:p>
      <text:p text:style-name="P39"><text:tab/>call nz,plotattris2</text:p>
      <text:p text:style-name="P39"><text:tab/>pop ix</text:p>
      <text:p text:style-name="P16"><text:tab/>ret</text:p>
      <text:p text:style-name="P3"/>
      <text:p text:style-name="P44">plotattris1</text:p>
      <text:p text:style-name="P44">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jp plotattris</text:p>
      <text:p text:style-name="P39">plotattris2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ld a,7+64</text:p>
      <text:p text:style-name="P39"><text:tab/>ld (frmattri),a</text:p>
      <text:p text:style-name="P39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8">killdizzy</text:p>
      <text:p text:style-name="P8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3"><text:tab/>ret</text:p>
      <text:p text:style-name="P3"/>
      <text:p text:style-name="P3"/>
      <text:p text:style-name="P8">pickupcoins</text:p>
      <text:p text:style-name="P8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8">testpickupcoin</text:p>
      <text:p text:style-name="P8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8">notovercoin</text:p>
      <text:p text:style-name="P8"><text:tab/>pop bc</text:p>
      <text:p text:style-name="P8">nocoinhere</text:p>
      <text:p text:style-name="P8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2"><text:tab/>push bc</text:p>
      <text:p text:style-name="P51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39"><text:tab/>call store_sprite_vars</text:p>
      <text:p text:style-name="P16"><text:tab/>call frame</text:p>
      <text:p text:style-name="P51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1"><text:tab/>ld de,3</text:p>
      <text:p text:style-name="P51"><text:tab/>add ix,de</text:p>
      <text:p text:style-name="P51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1"><text:tab/>ld b,a</text:p>
      <text:p text:style-name="P33">updateflamelp</text:p>
      <text:p text:style-name="P52"><text:tab/>push bc</text:p>
      <text:p text:style-name="P16"><text:tab/>call printflame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49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1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6"><text:tab/>ld e,(ix+0)</text:p>
      <text:p text:style-name="P16"><text:tab/>ld l,(ix+1)</text:p>
      <text:p text:style-name="P16"><text:tab/>ld a,115</text:p>
      <text:p text:style-name="P52">simprintflame</text:p>
      <text:p text:style-name="P52"><text:tab/>push ix</text:p>
      <text:p text:style-name="P39"><text:tab/>call store_sprite_vars</text:p>
      <text:p text:style-name="P16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39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9"><text:tab/>ld a,(ix+var1)</text:p>
      <text:p text:style-name="P3"><text:tab/>and a</text:p>
      <text:p text:style-name="P3"><text:tab/>jr nz,resetrope1</text:p>
      <text:p text:style-name="P9">resetrope</text:p>
      <text:p text:style-name="P9"><text:tab/>ld (ix+var1),0</text:p>
      <text:p text:style-name="P3"><text:tab/>ld a,(ix+oldmovey)</text:p>
      <text:p text:style-name="P3"><text:tab/>ld (ix+movey),a</text:p>
      <text:p text:style-name="P9">resetrope1</text:p>
      <text:p text:style-name="P9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9">drawropedownlp</text:p>
      <text:p text:style-name="P9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2"><text:tab/>pop hl</text:p>
      <text:p text:style-name="P51"><text:tab/>ld hl,lookatpicturemess</text:p>
      <text:p text:style-name="P51"><text:tab/>if computer=spectrum</text:p>
      <text:p text:style-name="P3"><text:tab/>ld a,1</text:p>
      <text:p text:style-name="P3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jp dotreasurepic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6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6">scrolledbyte</text:p>
      <text:p text:style-name="P46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6">movestartdown</text:p>
      <text:p text:style-name="P46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6">storenewfrmloc</text:p>
      <text:p text:style-name="P46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6">storeplotbyte</text:p>
      <text:p text:style-name="P46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6">storeplot</text:p>
      <text:p text:style-name="P46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6">frmylp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</text:p>
      <text:p text:style-name="P46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6">plotbytepatch</text:p>
      <text:p text:style-name="P46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6">spritepatch</text:p>
      <text:p text:style-name="P46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6">addtodef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6">revbyte</text:p>
      <text:p text:style-name="P46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6">onhalfspacing1</text:p>
      <text:p text:style-name="P46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6"><text:soft-page-break/>onhalfdir</text:p>
      <text:p text:style-name="P46"><text:tab/>and a</text:p>
      <text:p text:style-name="P39"><text:tab/>jp z,storecallpatch</text:p>
      <text:p text:style-name="P39"><text:tab/>ld hl,plotlinedirrev</text:p>
      <text:p text:style-name="P39"/>
      <text:p text:style-name="P46">storecallpatch</text:p>
      <text:p text:style-name="P46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6">frmylp1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1</text:p>
      <text:p text:style-name="P46"><text:tab/>ld bc,0000<text:tab/>;patched</text:p>
      <text:p text:style-name="P39"><text:tab/>add hl,bc</text:p>
      <text:p text:style-name="P39"/>
      <text:p text:style-name="P46">acrosshalf</text:p>
      <text:p text:style-name="P46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6">plotlinepatch</text:p>
      <text:p text:style-name="P46"><text:tab/>call plotlinexor</text:p>
      <text:p text:style-name="P39"/>
      <text:p text:style-name="P39"/>
      <text:p text:style-name="P39"><text:tab/>ex de,hl</text:p>
      <text:p text:style-name="P46">addtodef1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6">plotlinexor</text:p>
      <text:p text:style-name="P46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6">leftsidexor</text:p>
      <text:p text:style-name="P46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6">plotlinedir</text:p>
      <text:p text:style-name="P46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6">leftsidedir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dir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6">plotlinexorrev</text:p>
      <text:p text:style-name="P46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6">leftsidexorrev</text:p>
      <text:p text:style-name="P46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6">plotlinedirrev</text:p>
      <text:p text:style-name="P46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6">leftsidedirrev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<text:soft-page-break/>rightsidedirrev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39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16"><text:tab/>ld a,(roomno)</text:p>
      <text:p text:style-name="P16"><text:tab/>cp 3</text:p>
      <text:p text:style-name="P16"><text:tab/>ld a,%01000111</text:p>
      <text:p text:style-name="P16"><text:tab/>jp nz,clearattris</text:p>
      <text:p text:style-name="P16"><text:tab/>ld a,%01000010</text:p>
      <text:p text:style-name="P16"><text:tab/>jp clearattris</text:p>
      <text:p text:style-name="P16"/>
      <text:p text:style-name="P16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6"><text:tab/>ret</text:p>
      <text:p text:style-name="P16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6">mend<text:tab/>equ 0</text:p>
      <text:p text:style-name="P16"><text:soft-page-break/>mxy<text:tab/>equ 128</text:p>
      <text:p text:style-name="P39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39">;;mx<text:tab/>equ 7</text:p>
      <text:p text:style-name="P39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39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1"><text:tab/>call openwindow<text:tab/></text:p>
      <text:p text:style-name="P51"><text:tab/>call flipifnecessary</text:p>
      <text:p text:style-name="P16"><text:tab/>call prtmessage1</text:p>
      <text:p text:style-name="P51"><text:tab/>call flipifnecessary</text:p>
      <text:p text:style-name="P51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3">notattr</text:p>
      <text:p text:style-name="P63"><text:tab/>ld a,(plottype)</text:p>
      <text:p text:style-name="P51"><text:tab/>bit 0,a</text:p>
      <text:p text:style-name="P51"><text:tab/>jr z,notchr</text:p>
      <text:p text:style-name="P51"><text:tab/>ld a,(messy)</text:p>
      <text:p text:style-name="P51"><text:tab/>ld l,a</text:p>
      <text:p text:style-name="P51"><text:tab/>ld a,(messx)</text:p>
      <text:p text:style-name="P51"><text:tab/>add a,32</text:p>
      <text:p text:style-name="P51"><text:tab/>ld e,a</text:p>
      <text:p text:style-name="P51"><text:tab/>ld a,(pen)</text:p>
      <text:p text:style-name="P51"><text:tab/>ld c,a</text:p>
      <text:p text:style-name="P51"><text:tab/>ld a,b</text:p>
      <text:p text:style-name="P51"><text:tab/>ld b,0</text:p>
      <text:p text:style-name="P51"><text:tab/>call store_sprite_vars</text:p>
      <text:p text:style-name="P51"><text:tab/>call plotattris</text:p>
      <text:p text:style-name="P51"><text:tab/>call frame</text:p>
      <text:p text:style-name="P63">notchr</text:p>
      <text:p text:style-name="P63"><text:tab/>pop hl</text:p>
      <text:p text:style-name="P51"><text:tab/>ld a,(messx)</text:p>
      <text:p text:style-name="P51"><text:tab/>add a,2</text:p>
      <text:p text:style-name="P51"><text:tab/>ld (messx),a</text:p>
      <text:p text:style-name="P51"><text:tab/>jp prtmessage1</text:p>
      <text:p text:style-name="P3"/>
      <text:p text:style-name="P25">changexy</text:p>
      <text:p text:style-name="P50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1"><text:tab/>ld a,6</text:p>
      <text:p text:style-name="P51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39"><text:tab/>if computer=amstrad</text:p>
      <text:p text:style-name="P39"><text:tab/>sla a</text:p>
      <text:p text:style-name="P39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39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39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5">inkey</text:p>
      <text:p text:style-name="P45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5">inkeypatch</text:p>
      <text:p text:style-name="P45"><text:tab/>res 0,b</text:p>
      <text:p text:style-name="P39"><text:tab/>in a,(c)</text:p>
      <text:p text:style-name="P45">inkeypat1</text:p>
      <text:p text:style-name="P45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5">kempston</text:p>
      <text:p text:style-name="P45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5">inkeypat2</text:p>
      <text:p text:style-name="P45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5">inkey</text:p>
      <text:p text:style-name="P45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5">kpatch</text:p>
      <text:p text:style-name="P45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5">getkeybyte</text:p>
      <text:p text:style-name="P45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5">getkeyslp</text:p>
      <text:p text:style-name="P45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5">reskey</text:p>
      <text:p text:style-name="P45"><text:tab/>and a</text:p>
      <text:p text:style-name="P39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5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5">checkkemlp</text:p>
      <text:p text:style-name="P45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5">fitted</text:p>
      <text:p text:style-name="P45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1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39">afterroomsetup</text:p>
      <text:p text:style-name="P39"><text:tab/>if seecoins=0</text:p>
      <text:p text:style-name="P16"><text:tab/>call putcoinsinroom</text:p>
      <text:p text:style-name="P16"><text:tab/>call resetroommoving</text:p>
      <text:p text:style-name="P39"><text:tab/>endif</text:p>
      <text:p text:style-name="P3"/>
      <text:p text:style-name="P39"><text:tab/>if seecoins=1</text:p>
      <text:p text:style-name="P39"><text:tab/>call resetroommoving</text:p>
      <text:p text:style-name="P39"><text:tab/>call putcoinsinroom</text:p>
      <text:p text:style-name="P39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7">roomsetuplp</text:p>
      <text:p text:style-name="P31"><text:tab/>ld hl,roomdata</text:p>
      <text:p text:style-name="P39"><text:tab/>ld a,(roomno)</text:p>
      <text:p text:style-name="P39"><text:tab/>cp 127</text:p>
      <text:p text:style-name="P39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39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39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12">tryputtingdown</text:p>
      <text:p text:style-name="P12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12">inventoryrou</text:p>
      <text:p text:style-name="P12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2">nobaginvent</text:p>
      <text:p text:style-name="P12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2">distdownmenu1</text:p>
      <text:p text:style-name="P12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12">justexitinvent</text:p>
      <text:p text:style-name="P12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2">whatinslot</text:p>
      <text:p text:style-name="P12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2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1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1">poscheat<text:tab/>defb 0</text:p>
      <text:p text:style-name="P16">oldclock<text:tab/>defb 0</text:p>
      <text:p text:style-name="P16"><text:soft-page-break/>clock<text:tab/>defb 0</text:p>
      <text:p text:style-name="P51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1">colourtable<text:tab/>defb 2,3,4,5,6,5,4,3</text:p>
      <text:p text:style-name="P3">lastkeybyte<text:tab/>defb 0</text:p>
      <text:p text:style-name="P16">tryputdownvar<text:tab/>defb 0</text:p>
      <text:p text:style-name="P51">flipscreen<text:tab/>defb 0</text:p>
      <text:p text:style-name="P51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6"><text:tab/>if computer=spectrum</text:p>
      <text:p text:style-name="P66"><text:tab/>ld hl,attritable</text:p>
      <text:p text:style-name="P66"><text:tab/>ld (newattrihere1+1),hl</text:p>
      <text:p text:style-name="P66"><text:tab/>call updatedizzy1</text:p>
      <text:p text:style-name="P66"><text:tab/>ld hl,screenattritable</text:p>
      <text:p text:style-name="P66"><text:tab/>ld (newattrihere1+1),hl</text:p>
      <text:p text:style-name="P66"><text:tab/>ret</text:p>
      <text:p text:style-name="P66"><text:tab/>endif</text:p>
      <text:p text:style-name="P3"/>
      <text:p text:style-name="P3"><text:span text:style-name="T2">updatedizzy1</text:span><text:tab/></text:p>
      <text:p text:style-name="P59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1-18T13:45:53.885135808</dc:date>
    <meta:editing-duration>P1DT17H28M4S</meta:editing-duration>
    <meta:editing-cycles>132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2" meta:non-whitespace-character-count="110665"/>
  </office:meta>
</office:document-meta>
</file>